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A5DFE55B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86cm, 4.459cm, 13.967cm, 3.44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68cm" svg:height="21.193cm" svg:x="1.041cm" svg:y="2.498cm">
          <draw:image xlink:href="Pictures/10000000000005E8000007E0A5DFE55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24T06:45:54.440586921</dc:date>
    <meta:editing-duration>PT3M53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